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6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c_mectrace" table:style-name="ta1">
        <table:shapes>
          <draw:frame draw:z-index="0" draw:style-name="gr1" draw:text-style-name="P1" svg:width="6.2988in" svg:height="3.5429in" svg:x="5.5736in" svg:y="0.0634in">
            <draw:object draw:notify-on-update-of-ranges="Sheet2.A4:Sheet2.A13 Sheet2.B3:Sheet2.B3 Sheet2.B4:Sheet2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846in" svg:y="3.6394in">
            <draw:object draw:notify-on-update-of-ranges="Sheet2.F4:Sheet2.F8 Sheet2.G3:Sheet2.G3 Sheet2.G4:Sheet2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sensor_name</text:p>
          </table:table-cell>
          <table:table-cell office:value-type="string" calcext:value-type="string">
            <text:p>sensor_value</text:p>
          </table:table-cell>
          <table:table-cell office:value-type="string" calcext:value-type="string">
            <text:p>packet_size</text:p>
          </table:table-cell>
          <table:table-cell table:number-columns-repeated="2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.1600002168" calcext:value-type="float">
            <text:p>1.1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1600002168" calcext:value-type="float">
            <text:p>1.1600002168</text:p>
          </table:table-cell>
          <table:table-cell office:value-type="float" office:value="1.4600002168" calcext:value-type="float">
            <text:p>1.4600002168</text:p>
          </table:table-cell>
          <table:table-cell table:number-columns-repeated="6"/>
        </table:table-row>
        <table:table-row table:style-name="ro1">
          <table:table-cell office:value-type="float" office:value="1.1870002168" calcext:value-type="float">
            <text:p>1.187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engine_temperature</text:p>
          </table:table-cell>
          <table:table-cell office:value-type="float" office:value="32.8805" calcext:value-type="float">
            <text:p>32.8805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.2000002168" calcext:value-type="float">
            <text:p>1.2000002168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front_distance</text:p>
          </table:table-cell>
          <table:table-cell office:value-type="float" office:value="982.55" calcext:value-type="float">
            <text:p>982.55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.2190002168" calcext:value-type="float">
            <text:p>1.219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speed</text:p>
          </table:table-cell>
          <table:table-cell office:value-type="float" office:value="188.339" calcext:value-type="float">
            <text:p>188.339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Histogram (timeslot 10ms)</text:p>
          </table:table-cell>
          <table:table-cell table:number-columns-repeated="2"/>
          <table:table-cell office:value-type="string" calcext:value-type="string">
            <text:p>Histogram (timeslot 50ms)</text:p>
          </table:table-cell>
          <table:table-cell table:number-columns-repeated="2"/>
          <table:table-cell office:value-type="string" calcext:value-type="string">
            <text:p>Histogram (timeslot 100ms)</text:p>
          </table:table-cell>
          <table:table-cell/>
        </table:table-row>
        <table:table-row table:style-name="ro1">
          <table:table-cell office:value-type="float" office:value="1.2600002168" calcext:value-type="float">
            <text:p>1.2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6.54173" calcext:value-type="float">
            <text:p>6.54173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.2840002168" calcext:value-type="float">
            <text:p>1.2840002168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engine_temperature</text:p>
          </table:table-cell>
          <table:table-cell office:value-type="float" office:value="79.6236" calcext:value-type="float">
            <text:p>79.6236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70002168" calcext:value-type="float">
            <text:p>1.287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engine_temperature</text:p>
          </table:table-cell>
          <table:table-cell office:value-type="float" office:value="39.277" calcext:value-type="float">
            <text:p>39.277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00002168" calcext:value-type="float">
            <text:p>1.3000002168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front_distance</text:p>
          </table:table-cell>
          <table:table-cell office:value-type="float" office:value="477.732" calcext:value-type="float">
            <text:p>477.732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190002168" calcext:value-type="float">
            <text:p>1.319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speed</text:p>
          </table:table-cell>
          <table:table-cell office:value-type="float" office:value="68.7267" calcext:value-type="float">
            <text:p>68.7267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3600002168" calcext:value-type="float">
            <text:p>1.3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14.9856" calcext:value-type="float">
            <text:p>14.9856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3710002168" calcext:value-type="float">
            <text:p>1.3710002168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tire_temperature</text:p>
          </table:table-cell>
          <table:table-cell office:value-type="float" office:value="80.7891" calcext:value-type="float">
            <text:p>80.7891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840002168" calcext:value-type="float">
            <text:p>1.3840002168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engine_temperature</text:p>
          </table:table-cell>
          <table:table-cell office:value-type="float" office:value="5.45079" calcext:value-type="float">
            <text:p>5.45079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70002168" calcext:value-type="float">
            <text:p>1.387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engine_temperature</text:p>
          </table:table-cell>
          <table:table-cell office:value-type="float" office:value="45.4071" calcext:value-type="float">
            <text:p>45.4071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000002168" calcext:value-type="float">
            <text:p>1.4000002168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front_distance</text:p>
          </table:table-cell>
          <table:table-cell office:value-type="float" office:value="319.033" calcext:value-type="float">
            <text:p>319.033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4190002168" calcext:value-type="float">
            <text:p>1.419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speed</text:p>
          </table:table-cell>
          <table:table-cell office:value-type="float" office:value="123.494" calcext:value-type="float">
            <text:p>123.494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600002168" calcext:value-type="float">
            <text:p>1.4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8.16596" calcext:value-type="float">
            <text:p>8.16596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2" table:style-name="ta1">
        <table:table-column table:style-name="co6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Histogram (ts 50ms)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Histogram (ts 100ms)</text:p>
          </table:table-cell>
          <table:covered-table-cell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freq</text:p>
          </table:table-cell>
          <table:table-cell table:number-columns-repeated="3"/>
          <table:table-cell office:value-type="string" calcext:value-type="string">
            <text:p>bin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FREQUENCY([$poc_mectrace.A2:.A17];[.A3:.A13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matrix-columns-spanned="1" table:number-matrix-rows-spanned="7" table:formula="of:=FREQUENCY([$poc_mectrace.A2:.A17];[.F3:.F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6T01:17:33.642349877</dc:date>
    <meta:editing-duration>PT5M21S</meta:editing-duration>
    <meta:editing-cycles>2</meta:editing-cycles>
    <meta:generator>LibreOffice/6.4.7.2$Linux_X86_64 LibreOffice_project/40$Build-2</meta:generator>
    <meta:document-statistic meta:table-count="2" meta:cell-count="2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Arrivals Histogram</text:p>
        </chart:title>
        <chart:subtitle svg:x="6.686cm" svg:y="1.275cm" chart:style-name="ch3">
          <text:p>timeslot 50 ms</text:p>
        </chart:subtitle>
        <chart:plot-area chart:style-name="ch4" table:cell-range-address="Sheet2.A3:Sheet2.B13" chart:data-source-has-labels="both" svg:x="1.331cm" svg:y="2.138cm" svg:width="14.349cm" svg:height="5.701cm">
          <chartooo:coordinate-region svg:x="2.058cm" svg:y="2.337cm" svg:width="13.622cm" svg:height="4.855cm"/>
          <chart:axis chart:dimension="x" chart:name="primary-x" chart:style-name="ch5" chartooo:axis-type="auto">
            <chartooo:date-scale/>
            <chart:title svg:x="7.707cm" svg:y="8.019cm" chart:style-name="ch6">
              <text:p>timestamp</text:p>
            </chart:title>
            <chart:categories table:cell-range-address="Sheet2.A4:Sheet2.A13"/>
          </chart:axis>
          <chart:axis chart:dimension="y" chart:name="primary-y" chart:style-name="ch7">
            <chart:title svg:x="0.451cm" svg:y="6.368cm" chart:style-name="ch8">
              <text:p>incoming requests</text:p>
            </chart:title>
            <chart:grid chart:style-name="ch9" chart:class="major"/>
          </chart:axis>
          <chart:series chart:style-name="ch10" chart:values-cell-range-address="Sheet2.B4:Sheet2.B13" chart:label-cell-address="Sheet2.B3:Sheet2.B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2.B3:Sheet2.B3</svg:desc>
                </draw:g>
              </table:table-cell>
            </table:table-row>
          </table:table-header-rows>
          <table:table-rows>
            <table:table-row>
              <table:table-cell office:value-type="float" office:value="1.05">
                <text:p>1.05</text:p>
                <draw:g>
                  <svg:desc>Sheet2.A4:Sheet2.A13</svg:desc>
                </draw:g>
              </table:table-cell>
              <table:table-cell office:value-type="float" office:value="0">
                <text:p>0</text:p>
                <draw:g>
                  <svg:desc>Sheet2.B4:Sheet2.B13</svg:desc>
                </draw:g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Arrivals Histogram</text:p>
        </chart:title>
        <chart:subtitle svg:x="6.58cm" svg:y="1.275cm" chart:style-name="ch3">
          <text:p>timeslot 100 ms</text:p>
        </chart:subtitle>
        <chart:plot-area chart:style-name="ch4" table:cell-range-address="Sheet2.F3:Sheet2.G8" chart:data-source-has-labels="both" svg:x="1.331cm" svg:y="2.138cm" svg:width="14.349cm" svg:height="5.701cm">
          <chartooo:coordinate-region svg:x="1.767cm" svg:y="2.338cm" svg:width="13.913cm" svg:height="4.854cm"/>
          <chart:axis chart:dimension="x" chart:name="primary-x" chart:style-name="ch5" chartooo:axis-type="auto">
            <chartooo:date-scale/>
            <chart:title svg:x="7.707cm" svg:y="8.019cm" chart:style-name="ch6">
              <text:p>timestamp</text:p>
            </chart:title>
            <chart:categories table:cell-range-address="Sheet2.F4:Sheet2.F8"/>
          </chart:axis>
          <chart:axis chart:dimension="y" chart:name="primary-y" chart:style-name="ch7">
            <chart:title svg:x="0.451cm" svg:y="6.368cm" chart:style-name="ch8">
              <text:p>incoming requests</text:p>
            </chart:title>
            <chart:grid chart:style-name="ch9" chart:class="major"/>
          </chart:axis>
          <chart:series chart:style-name="ch10" chart:values-cell-range-address="Sheet2.G4:Sheet2.G8" chart:label-cell-address="Sheet2.G3:Sheet2.G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2.G3:Sheet2.G3</svg:desc>
                </draw:g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Sheet2.F4:Sheet2.F8</svg:desc>
                </draw:g>
              </table:table-cell>
              <table:table-cell office:value-type="float" office:value="0">
                <text:p>0</text:p>
                <draw:g>
                  <svg:desc>Sheet2.G4:Sheet2.G8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